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2.7311in"/>
    </style:style>
    <style:style style:name="co3" style:family="table-column">
      <style:table-column-properties fo:break-before="auto" style:column-width="0.9228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3728in"/>
    </style:style>
    <style:style style:name="co6" style:family="table-column">
      <style:table-column-properties fo:break-before="auto" style:column-width="0.4417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0.7854in"/>
    </style:style>
    <style:style style:name="co9" style:family="table-column">
      <style:table-column-properties fo:break-before="auto" style:column-width="0.579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ge-2020-04-27-21-37-03" table:style-name="ta1">
        <table:shapes>
          <draw:frame draw:z-index="0" draw:style-name="gr1" draw:text-style-name="P1" svg:width="6.2988in" svg:height="3.8886in" svg:x="12.3051in" svg:y="1.5709in">
            <draw:object draw:notify-on-update-of-ranges="'Usage-2020-04-27-21-37-03'.L10:'Usage-2020-04-27-21-37-03'.L10 'Usage-2020-04-27-21-37-03'.L11:'Usage-2020-04-27-21-37-03'.L31 'Usage-2020-04-27-21-37-03'.M10:'Usage-2020-04-27-21-37-03'.M10 'Usage-2020-04-27-21-37-03'.M11:'Usage-2020-04-27-21-37-03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Usage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YDUEUF98WRPX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" office:value-type="string" calcext:value-type="string">
            <text:p>2020-04-07 00:00:00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" office:value-type="string" calcext:value-type="string">
            <text:p>2020-04-27 23:59:59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" office:value-type="string" calcext:value-type="string">
            <text:p>2020-04-27 21:37:03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BillingReg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BillingReg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HttpBytes</text:p>
          </table:table-cell>
          <table:table-cell office:value-type="string" calcext:value-type="string">
            <text:p>HttpsBytes</text:p>
          </table:table-cell>
          <table:table-cell office:value-type="string" calcext:value-type="string">
            <text:p>BytesIn</text:p>
          </table:table-cell>
          <table:table-cell office:value-type="string" calcext:value-type="string">
            <text:p>BytesOut</text:p>
          </table:table-cell>
          <table:table-cell office:value-type="string" calcext:value-type="string">
            <text:p>Fl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Views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7 00:00: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020-04-07</text:p>
          </table:table-cell>
          <table:table-cell table:formula="of:=[.F11]+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8 00:00: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020-04-08</text:p>
          </table:table-cell>
          <table:table-cell table:formula="of:=[.F12]+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09 00:00: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020-04-09</text:p>
          </table:table-cell>
          <table:table-cell table:formula="of:=[.F13]+[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0 00:00: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81611" calcext:value-type="float">
            <text:p>1581611</text:p>
          </table:table-cell>
          <table:table-cell office:value-type="float" office:value="0" calcext:value-type="float">
            <text:p>0</text:p>
          </table:table-cell>
          <table:table-cell office:value-type="float" office:value="1581611" calcext:value-type="float">
            <text:p>1581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0</text:p>
          </table:table-cell>
          <table:table-cell table:formula="of:=[.F14]+[.E14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1 00:00:00</text:p>
          </table:table-cell>
          <table:table-cell office:value-type="float" office:value="5" calcext:value-type="float">
            <text:p>5</text:p>
          </table:table-cell>
          <table:table-cell office:value-type="float" office:value="717" calcext:value-type="float">
            <text:p>717</text:p>
          </table:table-cell>
          <table:table-cell office:value-type="float" office:value="2376" calcext:value-type="float">
            <text:p>2376</text:p>
          </table:table-cell>
          <table:table-cell office:value-type="float" office:value="45251754" calcext:value-type="float">
            <text:p>45251754</text:p>
          </table:table-cell>
          <table:table-cell office:value-type="float" office:value="0" calcext:value-type="float">
            <text:p>0</text:p>
          </table:table-cell>
          <table:table-cell office:value-type="float" office:value="45254130" calcext:value-type="float">
            <text:p>45254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1</text:p>
          </table:table-cell>
          <table:table-cell table:formula="of:=[.F15]+[.E15]"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2 00:00:00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2340" calcext:value-type="float">
            <text:p>2340</text:p>
          </table:table-cell>
          <table:table-cell office:value-type="float" office:value="14611093" calcext:value-type="float">
            <text:p>14611093</text:p>
          </table:table-cell>
          <table:table-cell office:value-type="float" office:value="0" calcext:value-type="float">
            <text:p>0</text:p>
          </table:table-cell>
          <table:table-cell office:value-type="float" office:value="14613433" calcext:value-type="float">
            <text:p>14613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2</text:p>
          </table:table-cell>
          <table:table-cell table:formula="of:=[.F16]+[.E16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3 00:00:00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office:value-type="float" office:value="1377" calcext:value-type="float">
            <text:p>1377</text:p>
          </table:table-cell>
          <table:table-cell office:value-type="float" office:value="30201635" calcext:value-type="float">
            <text:p>30201635</text:p>
          </table:table-cell>
          <table:table-cell office:value-type="float" office:value="0" calcext:value-type="float">
            <text:p>0</text:p>
          </table:table-cell>
          <table:table-cell office:value-type="float" office:value="30203012" calcext:value-type="float">
            <text:p>30203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3</text:p>
          </table:table-cell>
          <table:table-cell table:formula="of:=[.F17]+[.E17]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4 00:00:0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6178230" calcext:value-type="float">
            <text:p>36178230</text:p>
          </table:table-cell>
          <table:table-cell office:value-type="float" office:value="0" calcext:value-type="float">
            <text:p>0</text:p>
          </table:table-cell>
          <table:table-cell office:value-type="float" office:value="36178230" calcext:value-type="float">
            <text:p>36178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4</text:p>
          </table:table-cell>
          <table:table-cell table:formula="of:=[.F18]+[.E18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5 00:00:00</text:p>
          </table:table-cell>
          <table:table-cell office:value-type="float" office:value="19" calcext:value-type="float">
            <text:p>19</text:p>
          </table:table-cell>
          <table:table-cell office:value-type="float" office:value="1509" calcext:value-type="float">
            <text:p>1509</text:p>
          </table:table-cell>
          <table:table-cell office:value-type="float" office:value="10070" calcext:value-type="float">
            <text:p>10070</text:p>
          </table:table-cell>
          <table:table-cell office:value-type="float" office:value="81602194" calcext:value-type="float">
            <text:p>81602194</text:p>
          </table:table-cell>
          <table:table-cell office:value-type="float" office:value="0" calcext:value-type="float">
            <text:p>0</text:p>
          </table:table-cell>
          <table:table-cell office:value-type="float" office:value="81612264" calcext:value-type="float">
            <text:p>81612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5</text:p>
          </table:table-cell>
          <table:table-cell table:formula="of:=[.F19]+[.E19]"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6 00:00:00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85" calcext:value-type="float">
            <text:p>585</text:p>
          </table:table-cell>
          <table:table-cell office:value-type="float" office:value="32813195" calcext:value-type="float">
            <text:p>32813195</text:p>
          </table:table-cell>
          <table:table-cell office:value-type="float" office:value="0" calcext:value-type="float">
            <text:p>0</text:p>
          </table:table-cell>
          <table:table-cell office:value-type="float" office:value="32813780" calcext:value-type="float">
            <text:p>32813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6</text:p>
          </table:table-cell>
          <table:table-cell table:formula="of:=[.F20]+[.E20]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7 00:00:00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1170" calcext:value-type="float">
            <text:p>1170</text:p>
          </table:table-cell>
          <table:table-cell office:value-type="float" office:value="29562716" calcext:value-type="float">
            <text:p>29562716</text:p>
          </table:table-cell>
          <table:table-cell office:value-type="float" office:value="0" calcext:value-type="float">
            <text:p>0</text:p>
          </table:table-cell>
          <table:table-cell office:value-type="float" office:value="29563886" calcext:value-type="float">
            <text:p>29563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7</text:p>
          </table:table-cell>
          <table:table-cell table:formula="of:=[.F21]+[.E21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8 00:00:0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791" calcext:value-type="float">
            <text:p>1791</text:p>
          </table:table-cell>
          <table:table-cell office:value-type="float" office:value="5773207" calcext:value-type="float">
            <text:p>5773207</text:p>
          </table:table-cell>
          <table:table-cell office:value-type="float" office:value="0" calcext:value-type="float">
            <text:p>0</text:p>
          </table:table-cell>
          <table:table-cell office:value-type="float" office:value="5774998" calcext:value-type="float">
            <text:p>5774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8</text:p>
          </table:table-cell>
          <table:table-cell table:formula="of:=[.F22]+[.E2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19 00:00:0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408933" calcext:value-type="float">
            <text:p>8408933</text:p>
          </table:table-cell>
          <table:table-cell office:value-type="float" office:value="0" calcext:value-type="float">
            <text:p>0</text:p>
          </table:table-cell>
          <table:table-cell office:value-type="float" office:value="8408933" calcext:value-type="float">
            <text:p>8408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19</text:p>
          </table:table-cell>
          <table:table-cell table:formula="of:=[.F23]+[.E23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0 00:00:00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4105" calcext:value-type="float">
            <text:p>4105</text:p>
          </table:table-cell>
          <table:table-cell office:value-type="float" office:value="19389130" calcext:value-type="float">
            <text:p>19389130</text:p>
          </table:table-cell>
          <table:table-cell office:value-type="float" office:value="0" calcext:value-type="float">
            <text:p>0</text:p>
          </table:table-cell>
          <table:table-cell office:value-type="float" office:value="19393235" calcext:value-type="float">
            <text:p>19393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0</text:p>
          </table:table-cell>
          <table:table-cell table:formula="of:=[.F24]+[.E24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1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046" calcext:value-type="float">
            <text:p>1046</text:p>
          </table:table-cell>
          <table:table-cell office:value-type="float" office:value="5347" calcext:value-type="float">
            <text:p>5347</text:p>
          </table:table-cell>
          <table:table-cell office:value-type="float" office:value="60182464" calcext:value-type="float">
            <text:p>60182464</text:p>
          </table:table-cell>
          <table:table-cell office:value-type="float" office:value="0" calcext:value-type="float">
            <text:p>0</text:p>
          </table:table-cell>
          <table:table-cell office:value-type="float" office:value="60187811" calcext:value-type="float">
            <text:p>60187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1</text:p>
          </table:table-cell>
          <table:table-cell table:formula="of:=[.F25]+[.E25]"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2 00:00:00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585" calcext:value-type="float">
            <text:p>585</text:p>
          </table:table-cell>
          <table:table-cell office:value-type="float" office:value="72316020" calcext:value-type="float">
            <text:p>72316020</text:p>
          </table:table-cell>
          <table:table-cell office:value-type="float" office:value="0" calcext:value-type="float">
            <text:p>0</text:p>
          </table:table-cell>
          <table:table-cell office:value-type="float" office:value="72316605" calcext:value-type="float">
            <text:p>72316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2</text:p>
          </table:table-cell>
          <table:table-cell table:formula="of:=[.F26]+[.E26]"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3 00:00:00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30310262" calcext:value-type="float">
            <text:p>30310262</text:p>
          </table:table-cell>
          <table:table-cell office:value-type="float" office:value="0" calcext:value-type="float">
            <text:p>0</text:p>
          </table:table-cell>
          <table:table-cell office:value-type="float" office:value="30310854" calcext:value-type="float">
            <text:p>30310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3</text:p>
          </table:table-cell>
          <table:table-cell table:formula="of:=[.F27]+[.E27]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4 00:00:00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1170" calcext:value-type="float">
            <text:p>1170</text:p>
          </table:table-cell>
          <table:table-cell office:value-type="float" office:value="58761009" calcext:value-type="float">
            <text:p>58761009</text:p>
          </table:table-cell>
          <table:table-cell office:value-type="float" office:value="0" calcext:value-type="float">
            <text:p>0</text:p>
          </table:table-cell>
          <table:table-cell office:value-type="float" office:value="58762179" calcext:value-type="float">
            <text:p>58762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4</text:p>
          </table:table-cell>
          <table:table-cell table:formula="of:=[.F28]+[.E28]"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5 00:00:00</text:p>
          </table:table-cell>
          <table:table-cell office:value-type="float" office:value="5" calcext:value-type="float">
            <text:p>5</text:p>
          </table:table-cell>
          <table:table-cell office:value-type="float" office:value="2176" calcext:value-type="float">
            <text:p>2176</text:p>
          </table:table-cell>
          <table:table-cell office:value-type="float" office:value="2924" calcext:value-type="float">
            <text:p>2924</text:p>
          </table:table-cell>
          <table:table-cell office:value-type="float" office:value="197181445" calcext:value-type="float">
            <text:p>197181445</text:p>
          </table:table-cell>
          <table:table-cell office:value-type="float" office:value="0" calcext:value-type="float">
            <text:p>0</text:p>
          </table:table-cell>
          <table:table-cell office:value-type="float" office:value="197184369" calcext:value-type="float">
            <text:p>197184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5</text:p>
          </table:table-cell>
          <table:table-cell table:formula="of:=[.F29]+[.E29]"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6 00:00:00</text:p>
          </table:table-cell>
          <table:table-cell office:value-type="float" office:value="1" calcext:value-type="float">
            <text:p>1</text:p>
          </table:table-cell>
          <table:table-cell office:value-type="float" office:value="2886" calcext:value-type="float">
            <text:p>2886</text:p>
          </table:table-cell>
          <table:table-cell office:value-type="float" office:value="585" calcext:value-type="float">
            <text:p>585</text:p>
          </table:table-cell>
          <table:table-cell office:value-type="float" office:value="258643749" calcext:value-type="float">
            <text:p>258643749</text:p>
          </table:table-cell>
          <table:table-cell office:value-type="float" office:value="0" calcext:value-type="float">
            <text:p>0</text:p>
          </table:table-cell>
          <table:table-cell office:value-type="float" office:value="258644334" calcext:value-type="float">
            <text:p>258644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6</text:p>
          </table:table-cell>
          <table:table-cell table:formula="of:=[.F30]+[.E30]"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EYDUEUF98WRPX</text:p>
          </table:table-cell>
          <table:table-cell office:value-type="string" calcext:value-type="string">
            <text:p>EYDUEUF98WRPX (main.covital.com.mx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0-04-27 00:00:0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148446254" calcext:value-type="float">
            <text:p>148446254</text:p>
          </table:table-cell>
          <table:table-cell office:value-type="float" office:value="0" calcext:value-type="float">
            <text:p>0</text:p>
          </table:table-cell>
          <table:table-cell office:value-type="float" office:value="148446254" calcext:value-type="float">
            <text:p>148446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4-27</text:p>
          </table:table-cell>
          <table:table-cell table:formula="of:=[.F31]+[.E31]" office:value-type="float" office:value="1612" calcext:value-type="float">
            <text:p>1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27T17:05:33.665931750</dc:date>
    <meta:editing-duration>PT16M21S</meta:editing-duration>
    <meta:editing-cycles>1</meta:editing-cycles>
    <meta:generator>LibreOffice/6.4.3.2$MacOSX_X86_64 LibreOffice_project/747b5d0ebf89f41c860ec2a39efd7cb15b54f2d8</meta:generator>
    <meta:document-statistic meta:table-count="1" meta:cell-count="30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878cm" xlink:href=".." xlink:type="simple" chart:class="chart:bar" chart:style-name="ch1">
        <chart:subtitle svg:x="0cm" svg:y="0cm" chart:style-name="ch2">
          <text:p/>
        </chart:subtitle>
        <chart:legend chart:legend-position="end" svg:x="13.294cm" svg:y="0.315cm" style:legend-expansion="custom" chartooo:width="2.345cm" chartooo:height="0.596cm" style:legend-expansion-aspect-ratio="3.93456375838926" chart:style-name="ch3"/>
        <chart:plot-area chart:style-name="ch4" table:cell-range-address="'Usage-2020-04-27-21-37-03'.L10:'Usage-2020-04-27-21-37-03'.M31" chart:data-source-has-labels="both" svg:x="0.32cm" svg:y="0.197cm" svg:width="12.805cm" svg:height="9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78cm" svg:y="0.275cm" svg:width="11.647cm" svg:height="7.5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Usage-2020-04-27-21-37-03'.L11:'Usage-2020-04-27-21-37-03'.L3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Usage-2020-04-27-21-37-03'.M11:'Usage-2020-04-27-21-37-03'.M31" chart:label-cell-address="'Usage-2020-04-27-21-37-03'.M10:'Usage-2020-04-27-21-37-03'.M10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Views</text:p>
                <draw:g>
                  <svg:desc>'Usage-2020-04-27-21-37-03'.M10:'Usage-2020-04-27-21-37-03'.M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4-07</text:p>
                <draw:g>
                  <svg:desc>'Usage-2020-04-27-21-37-03'.L11:'Usage-2020-04-27-21-37-03'.L31</svg:desc>
                </draw:g>
              </table:table-cell>
              <table:table-cell office:value-type="float" office:value="0">
                <text:p>0</text:p>
                <draw:g>
                  <svg:desc>'Usage-2020-04-27-21-37-03'.M11:'Usage-2020-04-27-21-37-03'.M31</svg:desc>
                </draw:g>
              </table:table-cell>
            </table:table-row>
            <table:table-row>
              <table:table-cell office:value-type="string">
                <text:p>2020-04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-04-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0-04-1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020-04-1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20-04-1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20-04-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20-04-1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2020-04-1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20-04-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020-04-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20-04-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20-04-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20-04-2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020-04-2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2020-04-2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020-04-2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020-04-25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2020-04-26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020-04-27</text:p>
              </table:table-cell>
              <table:table-cell office:value-type="float" office:value="1612">
                <text:p>1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